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grasDeNegocio" style:family="table">
      <style:table-properties style:width="17.013cm" fo:margin-left="0cm" table:align="left"/>
    </style:style>
    <style:style style:name="RegrasDeNegocio.A" style:family="table-column">
      <style:table-column-properties style:column-width="4.604cm"/>
    </style:style>
    <style:style style:name="RegrasDeNegocio.B" style:family="table-column">
      <style:table-column-properties style:column-width="3.493cm"/>
    </style:style>
    <style:style style:name="RegrasDeNegocio.C" style:family="table-column">
      <style:table-column-properties style:column-width="8.916cm"/>
    </style:style>
    <style:style style:name="RegrasDeNegocio.A1" style:family="table-cell">
      <style:table-cell-properties fo:padding="0.097cm" fo:border-left="0.05pt solid #000000" fo:border-right="none" fo:border-top="0.05pt solid #000000" fo:border-bottom="0.05pt solid #000000"/>
    </style:style>
    <style:style style:name="RegrasDeNegocio.C1" style:family="table-cell">
      <style:table-cell-properties fo:padding="0.097cm" fo:border="0.05pt solid #000000"/>
    </style:style>
    <style:style style:name="RegrasDeNegocio.A2" style:family="table-cell">
      <style:table-cell-properties fo:padding="0.097cm" fo:border-left="0.05pt solid #000000" fo:border-right="none" fo:border-top="none" fo:border-bottom="0.05pt solid #000000"/>
    </style:style>
    <style:style style:name="RegrasDeNegocio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aaea" officeooo:paragraph-rsid="001daaea"/>
    </style:style>
    <style:style style:name="P2" style:family="paragraph" style:parent-style-name="Standard">
      <style:text-properties officeooo:rsid="001daaea" officeooo:paragraph-rsid="001ee61e"/>
    </style:style>
    <style:style style:name="P3" style:family="paragraph" style:parent-style-name="Standard">
      <style:text-properties fo:font-size="14pt" fo:font-weight="bold" officeooo:rsid="001daaea" officeooo:paragraph-rsid="001ee61e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1ee61e" officeooo:paragraph-rsid="001ee61e"/>
    </style:style>
    <style:style style:name="P5" style:family="paragraph" style:parent-style-name="Table_20_Contents">
      <style:text-properties officeooo:rsid="001ee61e" officeooo:paragraph-rsid="0020c84b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ee61e" officeooo:paragraph-rsid="001ee61e" style:font-size-asian="14pt" style:font-weight-asian="bold" style:font-size-complex="14pt" style:font-weight-complex="bold"/>
    </style:style>
    <style:style style:name="P7" style:family="paragraph" style:parent-style-name="Table_20_Contents">
      <style:text-properties officeooo:rsid="0020c84b" officeooo:paragraph-rsid="0020c84b"/>
    </style:style>
    <style:style style:name="P8" style:family="paragraph" style:parent-style-name="Table_20_Contents">
      <style:text-properties officeooo:paragraph-rsid="0020c84b"/>
    </style:style>
    <style:style style:name="P9" style:family="paragraph" style:parent-style-name="Table_20_Contents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text-properties fo:font-size="13pt" style:text-underline-style="solid" style:text-underline-width="auto" style:text-underline-color="font-color" fo:font-weight="bold" officeooo:rsid="001ee61e" officeooo:paragraph-rsid="001ee61e" style:font-size-asian="13pt" style:font-weight-asian="bold" style:font-size-complex="13pt" style:font-weight-complex="bold"/>
    </style:style>
    <style:style style:name="P11" style:family="paragraph" style:parent-style-name="Table_20_Contents">
      <style:text-properties fo:font-size="13pt" style:text-underline-style="solid" style:text-underline-width="auto" style:text-underline-color="font-color" fo:font-weight="bold" officeooo:rsid="0020c84b" officeooo:paragraph-rsid="0020c84b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13pt" style:text-underline-style="solid" style:text-underline-width="auto" style:text-underline-color="font-color" fo:font-weight="bold" officeooo:rsid="0022c5e0" officeooo:paragraph-rsid="0022c5e0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officeooo:rsid="0022c5e0" officeooo:paragraph-rsid="0022c5e0"/>
    </style:style>
    <style:style style:name="P14" style:family="paragraph" style:parent-style-name="Table_20_Contents">
      <style:text-properties officeooo:rsid="0020c84b" officeooo:paragraph-rsid="0020c84b"/>
    </style:style>
    <style:style style:name="P15" style:family="paragraph" style:parent-style-name="Table_20_Contents">
      <style:text-properties officeooo:rsid="001ee61e" officeooo:paragraph-rsid="0020c84b"/>
    </style:style>
    <style:style style:name="P16" style:family="paragraph" style:parent-style-name="Table_20_Contents">
      <style:text-properties officeooo:rsid="001ee61e" officeooo:paragraph-rsid="001ee61e"/>
    </style:style>
    <style:style style:name="T1" style:family="text">
      <style:text-properties officeooo:rsid="001ee61e"/>
    </style:style>
    <style:style style:name="T2" style:family="text">
      <style:text-properties officeooo:rsid="0020c84b"/>
    </style:style>
    <style:style style:name="T3" style:family="text">
      <style:text-properties officeooo:rsid="0022c5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werMessage – <text:s/><text:span text:style-name="T1">Requisitos</text:span></text:p>
      <text:p text:style-name="P2"/>
      <text:p text:style-name="P2">Regras de Negócio:</text:p>
      <text:p text:style-name="P1"/>
      <table:table table:name="RegrasDeNegocio" table:style-name="RegrasDeNegocio">
        <table:table-column table:style-name="RegrasDeNegocio.A"/>
        <table:table-column table:style-name="RegrasDeNegocio.B"/>
        <table:table-column table:style-name="RegrasDeNegocio.C"/>
        <table:table-row>
          <table:table-cell table:style-name="RegrasDeNegocio.A1" office:value-type="string">
            <text:p text:style-name="P6">Classe</text:p>
          </table:table-cell>
          <table:table-cell table:style-name="RegrasDeNegocio.A1" office:value-type="string">
            <text:p text:style-name="P6">Atributo</text:p>
          </table:table-cell>
          <table:table-cell table:style-name="RegrasDeNegocio.C1" office:value-type="string">
            <text:p text:style-name="P6">Especificação</text:p>
          </table:table-cell>
        </table:table-row>
        <table:table-row>
          <table:table-cell table:style-name="RegrasDeNegocio.A2" table:number-rows-spanned="6" office:value-type="string">
            <text:p text:style-name="P12">Associacao</text:p>
          </table:table-cell>
          <table:table-cell table:style-name="RegrasDeNegocio.A2" office:value-type="string">
            <text:p text:style-name="P13">nome</text:p>
          </table:table-cell>
          <table:table-cell table:style-name="RegrasDeNegocio.C2" office:value-type="string">
            <text:p text:style-name="P4">Não nulo, obrigatório</text:p>
          </table:table-cell>
        </table:table-row>
        <table:table-row>
          <table:covered-table-cell/>
          <table:table-cell table:style-name="RegrasDeNegocio.A2" office:value-type="string">
            <text:p text:style-name="P4">email</text:p>
          </table:table-cell>
          <table:table-cell table:style-name="RegrasDeNegocio.C2" office:value-type="string">
            <text:p text:style-name="P4">Não nulo, obrigatório</text:p>
          </table:table-cell>
        </table:table-row>
        <table:table-row>
          <table:covered-table-cell/>
          <table:table-cell table:style-name="RegrasDeNegocio.A2" office:value-type="string">
            <text:p text:style-name="P4">endereco</text:p>
          </table:table-cell>
          <table:table-cell table:style-name="RegrasDeNegocio.C2" office:value-type="string">
            <text:p text:style-name="P4">Não obrigatório</text:p>
          </table:table-cell>
        </table:table-row>
        <table:table-row>
          <table:covered-table-cell/>
          <table:table-cell table:style-name="RegrasDeNegocio.A2" office:value-type="string">
            <text:p text:style-name="P4">senha</text:p>
          </table:table-cell>
          <table:table-cell table:style-name="RegrasDeNegocio.C2" office:value-type="string">
            <text:p text:style-name="P4">Não nulo, obrigatório, mínimo de 5 caracteres</text:p>
          </table:table-cell>
        </table:table-row>
        <table:table-row>
          <table:covered-table-cell/>
          <table:table-cell table:style-name="RegrasDeNegocio.A2" office:value-type="string">
            <text:p text:style-name="P4"/>
          </table:table-cell>
          <table:table-cell table:style-name="RegrasDeNegocio.C2" office:value-type="string">
            <text:p text:style-name="P4"/>
          </table:table-cell>
        </table:table-row>
        <table:table-row>
          <table:covered-table-cell/>
          <table:table-cell table:style-name="RegrasDeNegocio.A2" office:value-type="string">
            <text:p text:style-name="P4"/>
          </table:table-cell>
          <table:table-cell table:style-name="RegrasDeNegocio.C2" office:value-type="string">
            <text:p text:style-name="P4"/>
          </table:table-cell>
        </table:table-row>
        <table:table-row>
          <table:table-cell table:style-name="RegrasDeNegocio.A2" office:value-type="string">
            <text:p text:style-name="P9"/>
          </table:table-cell>
          <table:table-cell table:style-name="RegrasDeNegocio.A2" office:value-type="string">
            <text:p text:style-name="Table_20_Contents"/>
          </table:table-cell>
          <table:table-cell table:style-name="RegrasDeNegocio.C2" office:value-type="string">
            <text:p text:style-name="Table_20_Contents"/>
          </table:table-cell>
        </table:table-row>
        <table:table-row>
          <table:table-cell table:style-name="RegrasDeNegocio.A2" table:number-rows-spanned="2" office:value-type="string">
            <text:p text:style-name="P10">Contato</text:p>
          </table:table-cell>
          <table:table-cell table:style-name="RegrasDeNegocio.A2" office:value-type="string">
            <text:p text:style-name="P4">phone</text:p>
          </table:table-cell>
          <table:table-cell table:style-name="RegrasDeNegocio.C2" office:value-type="string">
            <text:p text:style-name="P4">Não nulo, obrigatório, <text:span text:style-name="T2">padrão: +55-(DD)-nove digitos</text:span></text:p>
          </table:table-cell>
        </table:table-row>
        <table:table-row>
          <table:covered-table-cell/>
          <table:table-cell table:style-name="RegrasDeNegocio.A2" office:value-type="string">
            <text:p text:style-name="P4"/>
          </table:table-cell>
          <table:table-cell table:style-name="RegrasDeNegocio.C2" office:value-type="string">
            <text:p text:style-name="P4"/>
          </table:table-cell>
        </table:table-row>
        <table:table-row>
          <table:table-cell table:style-name="RegrasDeNegocio.A2" office:value-type="string">
            <text:p text:style-name="P9"/>
          </table:table-cell>
          <table:table-cell table:style-name="RegrasDeNegocio.A2" office:value-type="string">
            <text:p text:style-name="Table_20_Contents"/>
          </table:table-cell>
          <table:table-cell table:style-name="RegrasDeNegocio.C2" office:value-type="string">
            <text:p text:style-name="Table_20_Contents"/>
          </table:table-cell>
        </table:table-row>
        <table:table-row>
          <table:table-cell table:style-name="RegrasDeNegocio.A2" table:number-rows-spanned="7" office:value-type="string">
            <text:p text:style-name="P11">Mensagem</text:p>
          </table:table-cell>
          <table:table-cell table:style-name="RegrasDeNegocio.A2" office:value-type="string">
            <text:p text:style-name="P7">texto</text:p>
          </table:table-cell>
          <table:table-cell table:style-name="RegrasDeNegocio.C2" office:value-type="string">
            <text:p text:style-name="P7">Entre 0 a <text:span text:style-name="T3">512</text:span> caracteres</text:p>
          </table:table-cell>
        </table:table-row>
        <table:table-row>
          <table:covered-table-cell/>
          <table:table-cell table:style-name="RegrasDeNegocio.A2" office:value-type="string">
            <text:p text:style-name="P7">remetente</text:p>
          </table:table-cell>
          <table:table-cell table:style-name="RegrasDeNegocio.C2" office:value-type="string">
            <text:p text:style-name="P4">Não nulo, obrigatório</text:p>
          </table:table-cell>
        </table:table-row>
        <table:table-row>
          <table:covered-table-cell/>
          <table:table-cell table:style-name="RegrasDeNegocio.A2" office:value-type="string">
            <text:p text:style-name="P7">dataChegada</text:p>
          </table:table-cell>
          <table:table-cell table:style-name="RegrasDeNegocio.C2" office:value-type="string">
            <text:p text:style-name="P5">Gerado pelo sistema <text:span text:style-name="T2">automaticamente</text:span></text:p>
          </table:table-cell>
        </table:table-row>
        <table:table-row>
          <table:covered-table-cell/>
          <table:table-cell table:style-name="RegrasDeNegocio.A2" office:value-type="string">
            <text:p text:style-name="P7">status</text:p>
          </table:table-cell>
          <table:table-cell table:style-name="RegrasDeNegocio.C2" office:value-type="string">
            <text:p text:style-name="P5">Gerado pelo sistema <text:span text:style-name="T2">automaticamente</text:span></text:p>
          </table:table-cell>
        </table:table-row>
        <table:table-row>
          <table:covered-table-cell/>
          <table:table-cell table:style-name="RegrasDeNegocio.A2" office:value-type="string">
            <text:p text:style-name="P7">tentativas</text:p>
          </table:table-cell>
          <table:table-cell table:style-name="RegrasDeNegocio.C2" office:value-type="string">
            <text:p text:style-name="P5">Gerado pelo sistema <text:span text:style-name="T2">automaticamente</text:span></text:p>
          </table:table-cell>
        </table:table-row>
        <table:table-row>
          <table:covered-table-cell/>
          <table:table-cell table:style-name="RegrasDeNegocio.A2" office:value-type="string">
            <text:p text:style-name="P7"/>
          </table:table-cell>
          <table:table-cell table:style-name="RegrasDeNegocio.C2" office:value-type="string">
            <text:p text:style-name="P5"/>
          </table:table-cell>
        </table:table-row>
        <table:table-row>
          <table:covered-table-cell/>
          <table:table-cell table:style-name="RegrasDeNegocio.A2" office:value-type="string">
            <text:p text:style-name="P7"/>
          </table:table-cell>
          <table:table-cell table:style-name="RegrasDeNegocio.C2" office:value-type="string">
            <text:p text:style-name="P5"/>
          </table:table-cell>
        </table:table-row>
        <table:table-row>
          <table:table-cell table:style-name="RegrasDeNegocio.A2" office:value-type="string">
            <text:p text:style-name="P9"/>
          </table:table-cell>
          <table:table-cell table:style-name="RegrasDeNegocio.A2" office:value-type="string">
            <text:p text:style-name="Table_20_Contents"/>
          </table:table-cell>
          <table:table-cell table:style-name="RegrasDeNegocio.C2" office:value-type="string">
            <text:p text:style-name="P8"/>
          </table:table-cell>
        </table:table-row>
        <table:table-row>
          <table:table-cell table:style-name="RegrasDeNegocio.A2" office:value-type="string">
            <text:p text:style-name="P11">Pessoa</text:p>
          </table:table-cell>
          <table:table-cell table:style-name="RegrasDeNegocio.A2" office:value-type="string">
            <text:p text:style-name="P7">nascimento</text:p>
          </table:table-cell>
          <table:table-cell table:style-name="RegrasDeNegocio.C2" office:value-type="string">
            <text:p text:style-name="P4">Não nulo, obrigatório, <text:span text:style-name="T2">padrao dd/mm/ano</text:span></text:p>
          </table:table-cell>
        </table:table-row>
        <table:table-row>
          <table:table-cell table:style-name="RegrasDeNegocio.A2" office:value-type="string">
            <text:p text:style-name="P9"/>
          </table:table-cell>
          <table:table-cell table:style-name="RegrasDeNegocio.A2" office:value-type="string">
            <text:p text:style-name="P7"/>
          </table:table-cell>
          <table:table-cell table:style-name="RegrasDeNegocio.C2" office:value-type="string">
            <text:p text:style-name="P4"/>
          </table:table-cell>
        </table:table-row>
        <table:table-row>
          <table:table-cell table:style-name="RegrasDeNegocio.A2" office:value-type="string">
            <text:p text:style-name="P11"/>
          </table:table-cell>
          <table:table-cell table:style-name="RegrasDeNegocio.A2" office:value-type="string">
            <text:p text:style-name="P7"/>
          </table:table-cell>
          <table:table-cell table:style-name="RegrasDeNegocio.C2" office:value-type="string">
            <text:p text:style-name="P8"/>
          </table:table-cell>
        </table:table-row>
        <table:table-row>
          <table:table-cell table:style-name="RegrasDeNegocio.A2" office:value-type="string">
            <text:p text:style-name="P11">Logista</text:p>
          </table:table-cell>
          <table:table-cell table:style-name="RegrasDeNegocio.A2" office:value-type="string">
            <text:p text:style-name="P7">cnpj</text:p>
          </table:table-cell>
          <table:table-cell table:style-name="RegrasDeNegocio.C2" office:value-type="string">
            <text:p text:style-name="P8"/>
          </table:table-cell>
        </table:table-row>
        <table:table-row>
          <table:table-cell table:style-name="RegrasDeNegocio.A2" office:value-type="string">
            <text:p text:style-name="P9"/>
          </table:table-cell>
          <table:table-cell table:style-name="RegrasDeNegocio.A2" office:value-type="string">
            <text:p text:style-name="Table_20_Contents"/>
          </table:table-cell>
          <table:table-cell table:style-name="RegrasDeNegocio.C2" office:value-type="string">
            <text:p text:style-name="P8"/>
          </table:table-cell>
        </table:table-row>
        <table:table-row>
          <table:table-cell table:style-name="RegrasDeNegocio.A2" office:value-type="string">
            <text:p text:style-name="P11">Fisica</text:p>
          </table:table-cell>
          <table:table-cell table:style-name="RegrasDeNegocio.A2" office:value-type="string">
            <text:p text:style-name="P7">cpf</text:p>
          </table:table-cell>
          <table:table-cell table:style-name="RegrasDeNegocio.C2" office:value-type="string">
            <text:p text:style-name="P4">Não nulo, obrigatório, <text:span text:style-name="T2">padrão: ddd.ddd.ddd-dd</text:span></text:p>
          </table:table-cell>
        </table:table-row>
        <table:table-row>
          <table:table-cell table:style-name="RegrasDeNegocio.A2" office:value-type="string">
            <text:p text:style-name="Table_20_Contents"/>
          </table:table-cell>
          <table:table-cell table:style-name="RegrasDeNegocio.A2" office:value-type="string">
            <text:p text:style-name="Table_20_Contents"/>
          </table:table-cell>
          <table:table-cell table:style-name="RegrasDeNegocio.C2" office:value-type="string">
            <text:p text:style-name="P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4:27:49.859595827</meta:creation-date>
    <dc:date>2015-02-13T16:36:06.723126968</dc:date>
    <meta:editing-duration>PT27M35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1" meta:paragraph-count="36" meta:word-count="78" meta:character-count="588" meta:non-whitespace-character-count="544"/>
  </office:meta>
</office:document-meta>
</file>